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 style:list-style-name="">
      <style:paragraph-properties fo:margin-left="0.499cm" fo:margin-right="0cm" fo:margin-top="0cm" fo:margin-bottom="0.349cm" fo:line-height="119%" fo:orphans="2" fo:widows="2" fo:text-indent="0cm" style:auto-text-indent="false">
        <style:tab-stops/>
      </style:paragraph-properties>
      <style:text-properties style:font-name="Calibri" fo:font-size="12pt" fo:font-weight="bold" style:font-size-asian="12pt" style:font-weight-asian="bold" style:font-size-complex="12pt" style:font-weight-complex="bold"/>
    </style:style>
    <style:style style:name="P2" style:family="paragraph" style:parent-style-name="Standard" style:list-style-name="">
      <style:paragraph-properties fo:margin-left="0.499cm" fo:margin-right="0cm" fo:margin-top="0cm" fo:margin-bottom="0.349cm" fo:line-height="119%" fo:text-align="justify" style:justify-single-word="false" fo:orphans="2" fo:widows="2" fo:text-indent="0cm" style:auto-text-indent="false">
        <style:tab-stops/>
      </style:paragraph-properties>
      <style:text-properties style:font-name="Calibri"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 style:list-style-name="">
      <style:paragraph-properties fo:margin-left="0.499cm" fo:margin-right="0cm" fo:margin-top="0cm" fo:margin-bottom="0.349cm" fo:line-height="119%" fo:text-align="justify" style:justify-single-word="false" fo:orphans="2" fo:widows="2" fo:text-indent="0cm" style:auto-text-indent="false">
        <style:tab-stops>
          <style:tab-stop style:position="0.799cm"/>
          <style:tab-stop style:position="1.669cm"/>
        </style:tab-stops>
      </style:paragraph-properties>
      <style:text-properties style:font-name="Calibri"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 style:list-style-name="">
      <style:paragraph-properties fo:margin-left="0.499cm" fo:margin-right="0cm" fo:margin-top="0cm" fo:margin-bottom="0.349cm" fo:line-height="119%" fo:text-align="justify" style:justify-single-word="false" fo:orphans="2" fo:widows="2" fo:text-indent="0cm" style:auto-text-indent="false">
        <style:tab-stops>
          <style:tab-stop style:position="0.799cm"/>
          <style:tab-stop style:position="1.669cm"/>
        </style:tab-stops>
      </style:paragraph-properties>
      <style:text-properties style:font-name="Calibri" fo:font-size="12pt" fo:font-weight="normal" style:font-size-asian="12pt" style:font-weight-asian="normal" style:font-size-complex="12pt" style:font-weight-complex="normal"/>
    </style:style>
    <style:style style:name="P5" style:family="paragraph" style:parent-style-name="Standard" style:list-style-name="">
      <style:paragraph-properties fo:margin-left="1cm" fo:margin-right="0cm" fo:margin-top="0cm" fo:margin-bottom="0.349cm" fo:line-height="119%" fo:text-align="justify" style:justify-single-word="false" fo:orphans="2" fo:widows="2" fo:text-indent="0cm" style:auto-text-indent="false">
        <style:tab-stops/>
      </style:paragraph-properties>
      <style:text-properties style:font-name="Calibri" fo:font-size="12pt" style:font-size-asian="12pt" style:font-size-complex="12pt"/>
    </style:style>
    <style:style style:name="P6" style:family="paragraph" style:parent-style-name="Standard" style:list-style-name="">
      <style:paragraph-properties fo:margin-left="1cm" fo:margin-right="0cm" fo:margin-top="0cm" fo:margin-bottom="0.349cm" fo:line-height="119%" fo:text-align="justify" style:justify-single-word="false" fo:orphans="2" fo:widows="2" fo:text-indent="0cm" style:auto-text-indent="false">
        <style:tab-stops/>
      </style:paragraph-properties>
      <style:text-properties style:font-name="Calibri" fo:font-size="12pt" fo:font-weight="normal" style:font-size-asian="12pt" style:font-weight-asian="normal" style:font-size-complex="12pt" style:font-weight-complex="normal"/>
    </style:style>
    <style:style style:name="P7" style:family="paragraph" style:parent-style-name="Standard" style:list-style-name="">
      <style:paragraph-properties fo:margin-left="1cm" fo:margin-right="0cm" fo:margin-top="0cm" fo:margin-bottom="0.349cm" fo:line-height="119%" fo:text-align="justify" style:justify-single-word="false" fo:orphans="2" fo:widows="2" fo:text-indent="0cm" style:auto-text-indent="false">
        <style:tab-stops>
          <style:tab-stop style:position="0.799cm"/>
          <style:tab-stop style:position="1.669cm"/>
        </style:tab-stops>
      </style:paragraph-properties>
      <style:text-properties style:font-name="Calibri" fo:font-size="12pt" fo:font-weight="normal" style:font-size-asian="12pt" style:font-weight-asian="normal" style:font-size-complex="12pt" style:font-weight-complex="normal"/>
    </style:style>
    <style:style style:name="P8" style:family="paragraph" style:parent-style-name="Standard" style:list-style-name="">
      <style:paragraph-properties fo:margin-left="1cm" fo:margin-right="0cm" fo:margin-top="0cm" fo:margin-bottom="0.349cm" fo:line-height="119%" fo:text-align="justify" style:justify-single-word="false" fo:orphans="2" fo:widows="2" fo:text-indent="0cm" style:auto-text-indent="false">
        <style:tab-stops>
          <style:tab-stop style:position="0.272cm"/>
          <style:tab-stop style:position="1.669cm"/>
        </style:tab-stops>
      </style:paragraph-properties>
      <style:text-properties style:font-name="Calibri" fo:font-size="12pt" fo:font-weight="normal" style:font-size-asian="12pt" style:font-weight-asian="normal" style:font-size-complex="12pt" style:font-weight-complex="normal"/>
    </style:style>
    <style:style style:name="P9" style:family="paragraph" style:parent-style-name="Standard" style:list-style-name="">
      <style:paragraph-properties fo:margin-left="1cm" fo:margin-right="0cm" fo:margin-top="0cm" fo:margin-bottom="0.349cm" fo:line-height="119%" fo:text-align="justify" style:justify-single-word="false" fo:orphans="2" fo:widows="2" fo:text-indent="0cm" style:auto-text-indent="false">
        <style:tab-stops>
          <style:tab-stop style:position="0.291cm"/>
          <style:tab-stop style:position="1.669cm"/>
        </style:tab-stops>
      </style:paragraph-properties>
      <style:text-properties style:font-name="Calibri" fo:font-size="12pt" fo:font-weight="normal" style:font-size-asian="12pt" style:font-weight-asian="normal" style:font-size-complex="12pt" style:font-weight-complex="normal"/>
    </style:style>
    <style:style style:name="P10" style:family="paragraph" style:parent-style-name="Standard" style:list-style-name="">
      <style:paragraph-properties fo:margin-left="1cm" fo:margin-right="0cm" fo:margin-top="0cm" fo:margin-bottom="0.349cm" fo:line-height="119%" fo:text-align="justify" style:justify-single-word="false" fo:orphans="2" fo:widows="2" fo:text-indent="0cm" style:auto-text-indent="false">
        <style:tab-stops>
          <style:tab-stop style:position="0.254cm"/>
          <style:tab-stop style:position="1.669cm"/>
        </style:tab-stops>
      </style:paragraph-properties>
      <style:text-properties style:font-name="Calibri" fo:font-size="12pt" fo:font-weight="normal" style:font-size-asian="12pt" style:font-weight-asian="normal" style:font-size-complex="12pt" style:font-weight-complex="normal"/>
    </style:style>
    <style:style style:name="P11" style:family="paragraph" style:parent-style-name="Standard" style:list-style-name="">
      <style:paragraph-properties fo:margin-top="0cm" fo:margin-bottom="0.349cm" fo:line-height="119%" fo:orphans="2" fo:widows="2">
        <style:tab-stops>
          <style:tab-stop style:position="0.799cm"/>
        </style:tab-stops>
      </style:paragraph-properties>
      <style:text-properties style:font-name="Calibri" fo:font-size="12pt" style:font-size-asian="12pt" style:font-size-complex="12pt"/>
    </style:style>
    <style:style style:name="P12" style:family="paragraph" style:parent-style-name="Standard" style:list-style-name="">
      <style:paragraph-properties fo:margin-top="0cm" fo:margin-bottom="0.349cm" fo:line-height="119%" fo:orphans="2" fo:widows="2"/>
      <style:text-properties style:font-name="Calibri" fo:font-size="12pt" style:font-size-asian="12pt" style:font-size-complex="12pt"/>
    </style:style>
    <style:style style:name="P13" style:family="paragraph" style:parent-style-name="Standard" style:list-style-name="" style:master-page-name="">
      <style:paragraph-properties fo:margin-top="0cm" fo:margin-bottom="0.349cm" fo:line-height="119%" fo:orphans="2" fo:widows="2" style:page-number="auto"/>
      <style:text-properties style:font-name="Calibri" fo:font-size="12pt" fo:font-weight="bold" style:font-size-asian="12pt" style:font-weight-asian="bold" style:font-size-complex="12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3" text:outline-level="3">2. Ogólny opis produktu </text:h>
      <text:h text:style-name="P1" text:outline-level="3">2.1. Środowisko pracy</text:h>
      <text:h text:style-name="P5" text:outline-level="3">System będzie pracował jako scentralizowana baza kont wszystkich pracowników apteki wraz z bazą danych zawierającą konieczne informacje dotyczące pracowników, usług i leków. Fizycznie będzie umieszczony w jednym z pomieszczeń należących do apteki.</text:h>
      <text:h text:style-name="P2" text:outline-level="3">2.2. Użytkownicy</text:h>
      <text:h text:style-name="P5" text:outline-level="3"><text:span text:style-name="T1">2.2.1 Kierownik/Administrator</text:span><text:span text:style-name="T2"> – osoba zarządzająca zarówno systemem jak i całą pracą apteki. Posiada dostęp do całej funkcjonalności systemu w tym również do odczytu i modyfikacji bazy danych. Może tworzyć/usuwać inne konta (Pracownik) lub tymczasowo wykonywać wykonywać zadania przeznaczone dla tych kont.</text:span></text:h>
      <text:h text:style-name="P5" text:outline-level="3"><text:span text:style-name="T1">2.2.2 Pracownik</text:span><text:span text:style-name="T2"> – osoba mająca wyznaczone obowiązki, wyznaczone godziny pracy i ściśle określone prawa do dostępu do ustalonych funkcji systemu. Zakres w jakim pracownik może korzystać z funkcji systemu może być modyfikowany (przez Kierownika) aby dostosować konto do charakteru pracy pracownika.</text:span></text:h>
      <text:h text:style-name="P2" text:outline-level="3">2.3. Najważniejsze funkcje produktu</text:h>
      <text:h text:style-name="P6" text:outline-level="3">- sprawne i szybkie realizowanie recept,</text:h>
      <text:h text:style-name="P6" text:outline-level="3">- istotne zredukowanie liczby błędnie realizowanych recept,</text:h>
      <text:h text:style-name="P6" text:outline-level="3">- bieżąca kontrola nad aktualnym stanem leków,</text:h>
      <text:h text:style-name="P7" text:outline-level="3">- szybka reakcja na braki w zaopatrzeniu,</text:h>
      <text:h text:style-name="P7" text:outline-level="3">- bezpieczeństwo przechowywania danych o lekach i pracownikach,</text:h>
      <text:h text:style-name="P7" text:outline-level="3">- prowadzenie statystyk w celu usprawnienia dostaw, oceny pracy pracowników itd.</text:h>
      <text:h text:style-name="P3" text:outline-level="3">2.4 Ograniczenia</text:h>
      <text:h text:style-name="P7" text:outline-level="3">- niemożliwe jest zrealizowanie recepty bez logowania do systemu,</text:h>
      <text:h text:style-name="P7" text:outline-level="3">- pracownikowi niezalogowanemu nie naliczane są godziny pracy,</text:h>
      <text:h text:style-name="P8" text:outline-level="3">- bez zalogowania do systemu nie można się dowiedzieć niczego związanego ze stanem <text:tab/>leków w magazynie.</text:h>
      <text:h text:style-name="P4" text:outline-level="3"><text:span text:style-name="T1">2.</text:span><text:span text:style-name="T1">5</text:span><text:span text:style-name="T1"> Zależności</text:span></text:h>
      <text:h text:style-name="P9" text:outline-level="3">- realizacja recepty wiąże się z zarejestrowaniem przez system wszystkich informacji o tej <text:tab/>operacji (również jaki pracownik ją wykonał),</text:h>
      <text:h text:style-name="P7" text:outline-level="3">- każde zamówienie od dostawcy wiąże się z zarejestrowaniem tego w systemie,</text:h>
      <text:h text:style-name="P10" text:outline-level="3"><text:soft-page-break/>- operacje wykonywane przez jakichkolwiek użytkowników na bazie leków, będą natychmiast <text:tab/>uaktualniały stan tej bazy.</text:h>
      <text:h text:style-name="P11" text:outline-level="3"/>
      <text:h text:style-name="P11" text:outline-level="3"/>
      <text:h text:style-name="P11" text:outline-level="3"/>
      <text:h text:style-name="P12" text:outline-level="3"><text:tab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dam Bławat</meta:initial-creator>
    <meta:creation-date>2012-11-13T15:22:10</meta:creation-date>
    <dc:date>2012-11-13T19:00:05.84</dc:date>
    <dc:creator>Zak </dc:creator>
    <meta:editing-duration>PT1H56M34S</meta:editing-duration>
    <meta:editing-cycles>6</meta:editing-cycles>
    <meta:generator>OpenOffice.org/3.3$Win32 OpenOffice.org_project/330m20$Build-9567</meta:generator>
    <meta:document-statistic meta:table-count="0" meta:image-count="0" meta:object-count="0" meta:page-count="2" meta:paragraph-count="22" meta:word-count="256" meta:character-count="1863"/>
  </office:meta>
</office:document-meta>
</file>